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1.64pt"/>
    </style:style>
    <style:style style:name="co3" style:family="table-column">
      <style:table-column-properties fo:break-before="auto" style:column-width="28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1P_HSWAPEN_0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];&quot; &quot;;REPLACE([.A1];1;1;&quot;&quot;);&quot; &quot;;[.E1];&quot; &quot;;[.F1];&quot; &quot;;&quot;300 R 50 50 1 1 &quot;;[.G1])" office:value-type="string" office:string-value="X IO_L1P_HSWAPEN_0  144 0 0 300 R 50 50 1 1 B" calcext:value-type="string">
            <text:p>X IO_L1P_HSWAPEN_0 <text:s/>144 0 0 300 R 50 50 1 1 B</text:p>
          </table:table-cell>
        </table:table-row>
        <table:table-row table:style-name="ro1">
          <table:table-cell office:value-type="string" calcext:value-type="string">
            <text:p>P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1N_VREF_0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2];&quot; &quot;;REPLACE([.A2];1;1;&quot;&quot;);&quot; &quot;;[.E2];&quot; &quot;;[.F2];&quot; &quot;;&quot;300 R 50 50 1 1 &quot;;[.G2])" office:value-type="string" office:string-value="X IO_L1N_VREF_0  143 0 100 300 R 50 50 1 1 B" calcext:value-type="string">
            <text:p>X IO_L1N_VREF_0 <text:s/>143 0 100 300 R 50 50 1 1 B</text:p>
          </table:table-cell>
        </table:table-row>
        <table:table-row table:style-name="ro1">
          <table:table-cell office:value-type="string" calcext:value-type="string">
            <text:p>P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2P_0 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];&quot; &quot;;REPLACE([.A3];1;1;&quot;&quot;);&quot; &quot;;[.E3];&quot; &quot;;[.F3];&quot; &quot;;&quot;300 R 50 50 1 1 &quot;;[.G3])" office:value-type="string" office:string-value="X IO_L2P_0  142 0 200 300 R 50 50 1 1 B" calcext:value-type="string">
            <text:p>X IO_L2P_0 <text:s/>142 0 200 300 R 50 50 1 1 B</text:p>
          </table:table-cell>
        </table:table-row>
        <table:table-row table:style-name="ro1">
          <table:table-cell office:value-type="string" calcext:value-type="string">
            <text:p>P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2N_0 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];&quot; &quot;;REPLACE([.A4];1;1;&quot;&quot;);&quot; &quot;;[.E4];&quot; &quot;;[.F4];&quot; &quot;;&quot;300 R 50 50 1 1 &quot;;[.G4])" office:value-type="string" office:string-value="X IO_L2N_0  141 0 300 300 R 50 50 1 1 B" calcext:value-type="string">
            <text:p>X IO_L2N_0 <text:s/>141 0 300 300 R 50 50 1 1 B</text:p>
          </table:table-cell>
        </table:table-row>
        <table:table-row table:style-name="ro1">
          <table:table-cell office:value-type="string" calcext:value-type="string">
            <text:p>P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P_0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];&quot; &quot;;REPLACE([.A5];1;1;&quot;&quot;);&quot; &quot;;[.E5];&quot; &quot;;[.F5];&quot; &quot;;&quot;300 R 50 50 1 1 &quot;;[.G5])" office:value-type="string" office:string-value="X IO_L3P_0  140 0 400 300 R 50 50 1 1 B" calcext:value-type="string">
            <text:p>X IO_L3P_0 <text:s/>140 0 400 300 R 50 50 1 1 B</text:p>
          </table:table-cell>
        </table:table-row>
        <table:table-row table:style-name="ro1">
          <table:table-cell office:value-type="string" calcext:value-type="string">
            <text:p>P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N_0 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];&quot; &quot;;REPLACE([.A6];1;1;&quot;&quot;);&quot; &quot;;[.E6];&quot; &quot;;[.F6];&quot; &quot;;&quot;300 R 50 50 1 1 &quot;;[.G6])" office:value-type="string" office:string-value="X IO_L3N_0  139 0 500 300 R 50 50 1 1 B" calcext:value-type="string">
            <text:p>X IO_L3N_0 <text:s/>139 0 500 300 R 50 50 1 1 B</text:p>
          </table:table-cell>
        </table:table-row>
        <table:table-row table:style-name="ro1">
          <table:table-cell office:value-type="string" calcext:value-type="string">
            <text:p>P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4P_0 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];&quot; &quot;;REPLACE([.A7];1;1;&quot;&quot;);&quot; &quot;;[.E7];&quot; &quot;;[.F7];&quot; &quot;;&quot;300 R 50 50 1 1 &quot;;[.G7])" office:value-type="string" office:string-value="X IO_L4P_0  138 0 600 300 R 50 50 1 1 B" calcext:value-type="string">
            <text:p>X IO_L4P_0 <text:s/>138 0 600 300 R 50 50 1 1 B</text:p>
          </table:table-cell>
        </table:table-row>
        <table:table-row table:style-name="ro1">
          <table:table-cell office:value-type="string" calcext:value-type="string">
            <text:p>P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4N_0 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];&quot; &quot;;REPLACE([.A8];1;1;&quot;&quot;);&quot; &quot;;[.E8];&quot; &quot;;[.F8];&quot; &quot;;&quot;300 R 50 50 1 1 &quot;;[.G8])" office:value-type="string" office:string-value="X IO_L4N_0  137 0 700 300 R 50 50 1 1 B" calcext:value-type="string">
            <text:p>X IO_L4N_0 <text:s/>137 0 700 300 R 50 50 1 1 B</text:p>
          </table:table-cell>
        </table:table-row>
        <table:table-row table:style-name="ro1">
          <table:table-cell office:value-type="string" calcext:value-type="string">
            <text:p>P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4P_GCLK19_0 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];&quot; &quot;;REPLACE([.A9];1;1;&quot;&quot;);&quot; &quot;;[.E9];&quot; &quot;;[.F9];&quot; &quot;;&quot;300 R 50 50 1 1 &quot;;[.G9])" office:value-type="string" office:string-value="X IO_L34P_GCLK19_0  134 0 800 300 R 50 50 1 1 B" calcext:value-type="string">
            <text:p>X IO_L34P_GCLK19_0 <text:s/>134 0 800 300 R 50 50 1 1 B</text:p>
          </table:table-cell>
        </table:table-row>
        <table:table-row table:style-name="ro1">
          <table:table-cell office:value-type="string" calcext:value-type="string">
            <text:p>P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4N_GCLK18_0 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];&quot; &quot;;REPLACE([.A10];1;1;&quot;&quot;);&quot; &quot;;[.E10];&quot; &quot;;[.F10];&quot; &quot;;&quot;300 R 50 50 1 1 &quot;;[.G10])" office:value-type="string" office:string-value="X IO_L34N_GCLK18_0  133 0 900 300 R 50 50 1 1 B" calcext:value-type="string">
            <text:p>X IO_L34N_GCLK18_0 <text:s/>133 0 900 300 R 50 50 1 1 B</text:p>
          </table:table-cell>
        </table:table-row>
        <table:table-row table:style-name="ro1">
          <table:table-cell office:value-type="string" calcext:value-type="string">
            <text:p>P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5P_GCLK17_0 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1];&quot; &quot;;REPLACE([.A11];1;1;&quot;&quot;);&quot; &quot;;[.E11];&quot; &quot;;[.F11];&quot; &quot;;&quot;300 R 50 50 1 1 &quot;;[.G11])" office:value-type="string" office:string-value="X IO_L35P_GCLK17_0  132 0 1000 300 R 50 50 1 1 B" calcext:value-type="string">
            <text:p>X IO_L35P_GCLK17_0 <text:s/>132 0 1000 300 R 50 50 1 1 B</text:p>
          </table:table-cell>
        </table:table-row>
        <table:table-row table:style-name="ro1">
          <table:table-cell office:value-type="string" calcext:value-type="string">
            <text:p>P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5N_GCLK16_0 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2];&quot; &quot;;REPLACE([.A12];1;1;&quot;&quot;);&quot; &quot;;[.E12];&quot; &quot;;[.F12];&quot; &quot;;&quot;300 R 50 50 1 1 &quot;;[.G12])" office:value-type="string" office:string-value="X IO_L35N_GCLK16_0  131 0 1100 300 R 50 50 1 1 B" calcext:value-type="string">
            <text:p>X IO_L35N_GCLK16_0 <text:s/>131 0 1100 300 R 50 50 1 1 B</text:p>
          </table:table-cell>
        </table:table-row>
        <table:table-row table:style-name="ro1">
          <table:table-cell office:value-type="string" calcext:value-type="string">
            <text:p>P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36P_GCLK15_0 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3];&quot; &quot;;REPLACE([.A13];1;1;&quot;&quot;);&quot; &quot;;[.E13];&quot; &quot;;[.F13];&quot; &quot;;&quot;300 R 50 50 1 1 &quot;;[.G13])" office:value-type="string" office:string-value="X IO_L36P_GCLK15_0  127 0 1200 300 R 50 50 1 1 B" calcext:value-type="string">
            <text:p>X IO_L36P_GCLK15_0 <text:s/>127 0 1200 300 R 50 50 1 1 B</text:p>
          </table:table-cell>
        </table:table-row>
        <table:table-row table:style-name="ro1">
          <table:table-cell office:value-type="string" calcext:value-type="string">
            <text:p>P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36N_GCLK14_0 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4];&quot; &quot;;REPLACE([.A14];1;1;&quot;&quot;);&quot; &quot;;[.E14];&quot; &quot;;[.F14];&quot; &quot;;&quot;300 R 50 50 1 1 &quot;;[.G14])" office:value-type="string" office:string-value="X IO_L36N_GCLK14_0  126 0 1300 300 R 50 50 1 1 B" calcext:value-type="string">
            <text:p>X IO_L36N_GCLK14_0 <text:s/>126 0 1300 300 R 50 50 1 1 B</text:p>
          </table:table-cell>
        </table:table-row>
        <table:table-row table:style-name="ro1">
          <table:table-cell office:value-type="string" calcext:value-type="string">
            <text:p>P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37P_GCLK13_0 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5];&quot; &quot;;REPLACE([.A15];1;1;&quot;&quot;);&quot; &quot;;[.E15];&quot; &quot;;[.F15];&quot; &quot;;&quot;300 R 50 50 1 1 &quot;;[.G15])" office:value-type="string" office:string-value="X IO_L37P_GCLK13_0  124 0 1400 300 R 50 50 1 1 B" calcext:value-type="string">
            <text:p>X IO_L37P_GCLK13_0 <text:s/>124 0 1400 300 R 50 50 1 1 B</text:p>
          </table:table-cell>
        </table:table-row>
        <table:table-row table:style-name="ro1">
          <table:table-cell office:value-type="string" calcext:value-type="string">
            <text:p>P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37N_GCLK12_0 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6];&quot; &quot;;REPLACE([.A16];1;1;&quot;&quot;);&quot; &quot;;[.E16];&quot; &quot;;[.F16];&quot; &quot;;&quot;300 R 50 50 1 1 &quot;;[.G16])" office:value-type="string" office:string-value="X IO_L37N_GCLK12_0  123 0 1500 300 R 50 50 1 1 B" calcext:value-type="string">
            <text:p>X IO_L37N_GCLK12_0 <text:s/>123 0 1500 300 R 50 50 1 1 B</text:p>
          </table:table-cell>
        </table:table-row>
        <table:table-row table:style-name="ro1">
          <table:table-cell office:value-type="string" calcext:value-type="string">
            <text:p>P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2P_0 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7];&quot; &quot;;REPLACE([.A17];1;1;&quot;&quot;);&quot; &quot;;[.E17];&quot; &quot;;[.F17];&quot; &quot;;&quot;300 R 50 50 1 1 &quot;;[.G17])" office:value-type="string" office:string-value="X IO_L62P_0  121 0 1600 300 R 50 50 1 1 B" calcext:value-type="string">
            <text:p>X IO_L62P_0 <text:s/>121 0 1600 300 R 50 50 1 1 B</text:p>
          </table:table-cell>
        </table:table-row>
        <table:table-row table:style-name="ro1">
          <table:table-cell office:value-type="string" calcext:value-type="string">
            <text:p>P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2N_VREF_0 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8];&quot; &quot;;REPLACE([.A18];1;1;&quot;&quot;);&quot; &quot;;[.E18];&quot; &quot;;[.F18];&quot; &quot;;&quot;300 R 50 50 1 1 &quot;;[.G18])" office:value-type="string" office:string-value="X IO_L62N_VREF_0  120 0 1700 300 R 50 50 1 1 B" calcext:value-type="string">
            <text:p>X IO_L62N_VREF_0 <text:s/>120 0 1700 300 R 50 50 1 1 B</text:p>
          </table:table-cell>
        </table:table-row>
        <table:table-row table:style-name="ro1">
          <table:table-cell office:value-type="string" calcext:value-type="string">
            <text:p>P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3P_SCP7_0 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9];&quot; &quot;;REPLACE([.A19];1;1;&quot;&quot;);&quot; &quot;;[.E19];&quot; &quot;;[.F19];&quot; &quot;;&quot;300 R 50 50 1 1 &quot;;[.G19])" office:value-type="string" office:string-value="X IO_L63P_SCP7_0  119 0 1800 300 R 50 50 1 1 B" calcext:value-type="string">
            <text:p>X IO_L63P_SCP7_0 <text:s/>119 0 1800 300 R 50 50 1 1 B</text:p>
          </table:table-cell>
        </table:table-row>
        <table:table-row table:style-name="ro1">
          <table:table-cell office:value-type="string" calcext:value-type="string">
            <text:p>P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3N_SCP6_0 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20];&quot; &quot;;REPLACE([.A20];1;1;&quot;&quot;);&quot; &quot;;[.E20];&quot; &quot;;[.F20];&quot; &quot;;&quot;300 R 50 50 1 1 &quot;;[.G20])" office:value-type="string" office:string-value="X IO_L63N_SCP6_0  118 0 1900 300 R 50 50 1 1 B" calcext:value-type="string">
            <text:p>X IO_L63N_SCP6_0 <text:s/>118 0 1900 300 R 50 50 1 1 B</text:p>
          </table:table-cell>
        </table:table-row>
        <table:table-row table:style-name="ro1">
          <table:table-cell office:value-type="string" calcext:value-type="string">
            <text:p>P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4P_SCP5_0 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21];&quot; &quot;;REPLACE([.A21];1;1;&quot;&quot;);&quot; &quot;;[.E21];&quot; &quot;;[.F21];&quot; &quot;;&quot;300 R 50 50 1 1 &quot;;[.G21])" office:value-type="string" office:string-value="X IO_L64P_SCP5_0  117 0 2000 300 R 50 50 1 1 B" calcext:value-type="string">
            <text:p>X IO_L64P_SCP5_0 <text:s/>117 0 2000 300 R 50 50 1 1 B</text:p>
          </table:table-cell>
        </table:table-row>
        <table:table-row table:style-name="ro1">
          <table:table-cell office:value-type="string" calcext:value-type="string">
            <text:p>P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4N_SCP4_0 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22];&quot; &quot;;REPLACE([.A22];1;1;&quot;&quot;);&quot; &quot;;[.E22];&quot; &quot;;[.F22];&quot; &quot;;&quot;300 R 50 50 1 1 &quot;;[.G22])" office:value-type="string" office:string-value="X IO_L64N_SCP4_0  116 0 2100 300 R 50 50 1 1 B" calcext:value-type="string">
            <text:p>X IO_L64N_SCP4_0 <text:s/>116 0 2100 300 R 50 50 1 1 B</text:p>
          </table:table-cell>
        </table:table-row>
        <table:table-row table:style-name="ro1">
          <table:table-cell office:value-type="string" calcext:value-type="string">
            <text:p>P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5P_SCP3_0 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23];&quot; &quot;;REPLACE([.A23];1;1;&quot;&quot;);&quot; &quot;;[.E23];&quot; &quot;;[.F23];&quot; &quot;;&quot;300 R 50 50 1 1 &quot;;[.G23])" office:value-type="string" office:string-value="X IO_L65P_SCP3_0  115 0 2200 300 R 50 50 1 1 B" calcext:value-type="string">
            <text:p>X IO_L65P_SCP3_0 <text:s/>115 0 2200 300 R 50 50 1 1 B</text:p>
          </table:table-cell>
        </table:table-row>
        <table:table-row table:style-name="ro1">
          <table:table-cell office:value-type="string" calcext:value-type="string">
            <text:p>P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5N_SCP2_0 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24];&quot; &quot;;REPLACE([.A24];1;1;&quot;&quot;);&quot; &quot;;[.E24];&quot; &quot;;[.F24];&quot; &quot;;&quot;300 R 50 50 1 1 &quot;;[.G24])" office:value-type="string" office:string-value="X IO_L65N_SCP2_0  114 0 2300 300 R 50 50 1 1 B" calcext:value-type="string">
            <text:p>X IO_L65N_SCP2_0 <text:s/>114 0 2300 300 R 50 50 1 1 B</text:p>
          </table:table-cell>
        </table:table-row>
        <table:table-row table:style-name="ro1">
          <table:table-cell office:value-type="string" calcext:value-type="string">
            <text:p>P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6P_SCP1_0 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25];&quot; &quot;;REPLACE([.A25];1;1;&quot;&quot;);&quot; &quot;;[.E25];&quot; &quot;;[.F25];&quot; &quot;;&quot;300 R 50 50 1 1 &quot;;[.G25])" office:value-type="string" office:string-value="X IO_L66P_SCP1_0  112 0 2400 300 R 50 50 1 1 B" calcext:value-type="string">
            <text:p>X IO_L66P_SCP1_0 <text:s/>112 0 2400 300 R 50 50 1 1 B</text:p>
          </table:table-cell>
        </table:table-row>
        <table:table-row table:style-name="ro1">
          <table:table-cell office:value-type="string" calcext:value-type="string">
            <text:p>P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6N_SCP0_0 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26];&quot; &quot;;REPLACE([.A26];1;1;&quot;&quot;);&quot; &quot;;[.E26];&quot; &quot;;[.F26];&quot; &quot;;&quot;300 R 50 50 1 1 &quot;;[.G26])" office:value-type="string" office:string-value="X IO_L66N_SCP0_0  111 0 2500 300 R 50 50 1 1 B" calcext:value-type="string">
            <text:p>X IO_L66N_SCP0_0 <text:s/>111 0 2500 300 R 50 50 1 1 B</text:p>
          </table:table-cell>
        </table:table-row>
        <table:table-row table:style-name="ro1">
          <table:table-cell office:value-type="string" calcext:value-type="string">
            <text:p>P10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CK 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</text:p>
          </table:table-cell>
          <table:table-cell/>
          <table:table-cell table:formula="of:=CONCATENATE(&quot;X &quot;; [.D27];&quot; &quot;;REPLACE([.A27];1;1;&quot;&quot;);&quot; &quot;;[.E27];&quot; &quot;;[.F27];&quot; &quot;;&quot;300 R 50 50 1 1 &quot;;[.G27])" office:value-type="string" office:string-value="X TCK  109 0 2600 300 R 50 50 1 1 I" calcext:value-type="string">
            <text:p>X TCK <text:s/>109 0 2600 300 R 50 50 1 1 I</text:p>
          </table:table-cell>
        </table:table-row>
        <table:table-row table:style-name="ro1">
          <table:table-cell office:value-type="string" calcext:value-type="string">
            <text:p>P1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DI 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I</text:p>
          </table:table-cell>
          <table:table-cell/>
          <table:table-cell table:formula="of:=CONCATENATE(&quot;X &quot;; [.D28];&quot; &quot;;REPLACE([.A28];1;1;&quot;&quot;);&quot; &quot;;[.E28];&quot; &quot;;[.F28];&quot; &quot;;&quot;300 R 50 50 1 1 &quot;;[.G28])" office:value-type="string" office:string-value="X TDI  110 0 2700 300 R 50 50 1 1 I" calcext:value-type="string">
            <text:p>X TDI <text:s/>110 0 2700 300 R 50 50 1 1 I</text:p>
          </table:table-cell>
        </table:table-row>
        <table:table-row table:style-name="ro1">
          <table:table-cell office:value-type="string" calcext:value-type="string">
            <text:p>P1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MS 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</text:p>
          </table:table-cell>
          <table:table-cell/>
          <table:table-cell table:formula="of:=CONCATENATE(&quot;X &quot;; [.D29];&quot; &quot;;REPLACE([.A29];1;1;&quot;&quot;);&quot; &quot;;[.E29];&quot; &quot;;[.F29];&quot; &quot;;&quot;300 R 50 50 1 1 &quot;;[.G29])" office:value-type="string" office:string-value="X TMS  107 0 2800 300 R 50 50 1 1 I" calcext:value-type="string">
            <text:p>X TMS <text:s/>107 0 2800 300 R 50 50 1 1 I</text:p>
          </table:table-cell>
        </table:table-row>
        <table:table-row table:style-name="ro1">
          <table:table-cell office:value-type="string" calcext:value-type="string">
            <text:p>P10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DO 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O</text:p>
          </table:table-cell>
          <table:table-cell/>
          <table:table-cell table:formula="of:=CONCATENATE(&quot;X &quot;; [.D30];&quot; &quot;;REPLACE([.A30];1;1;&quot;&quot;);&quot; &quot;;[.E30];&quot; &quot;;[.F30];&quot; &quot;;&quot;300 R 50 50 1 1 &quot;;[.G30])" office:value-type="string" office:string-value="X TDO  106 0 2900 300 R 50 50 1 1 O" calcext:value-type="string">
            <text:p>X TDO <text:s/>106 0 2900 300 R 50 50 1 1 O</text:p>
          </table:table-cell>
        </table:table-row>
        <table:table-row table:style-name="ro1">
          <table:table-cell office:value-type="string" calcext:value-type="string">
            <text:p>P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1P_1 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1];&quot; &quot;;REPLACE([.A31];1;1;&quot;&quot;);&quot; &quot;;[.E31];&quot; &quot;;[.F31];&quot; &quot;;&quot;300 R 50 50 1 1 &quot;;[.G31])" office:value-type="string" office:string-value="X IO_L1P_1  105 0 3000 300 R 50 50 1 1 B" calcext:value-type="string">
            <text:p>X IO_L1P_1 <text:s/>105 0 3000 300 R 50 50 1 1 B</text:p>
          </table:table-cell>
        </table:table-row>
        <table:table-row table:style-name="ro1">
          <table:table-cell office:value-type="string" calcext:value-type="string">
            <text:p>P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1N_VREF_1 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2];&quot; &quot;;REPLACE([.A32];1;1;&quot;&quot;);&quot; &quot;;[.E32];&quot; &quot;;[.F32];&quot; &quot;;&quot;300 R 50 50 1 1 &quot;;[.G32])" office:value-type="string" office:string-value="X IO_L1N_VREF_1  104 0 3100 300 R 50 50 1 1 B" calcext:value-type="string">
            <text:p>X IO_L1N_VREF_1 <text:s/>104 0 3100 300 R 50 50 1 1 B</text:p>
          </table:table-cell>
        </table:table-row>
        <table:table-row table:style-name="ro1">
          <table:table-cell office:value-type="string" calcext:value-type="string">
            <text:p>P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2P_1 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3];&quot; &quot;;REPLACE([.A33];1;1;&quot;&quot;);&quot; &quot;;[.E33];&quot; &quot;;[.F33];&quot; &quot;;&quot;300 R 50 50 1 1 &quot;;[.G33])" office:value-type="string" office:string-value="X IO_L32P_1  102 0 3200 300 R 50 50 1 1 B" calcext:value-type="string">
            <text:p>X IO_L32P_1 <text:s/>102 0 3200 300 R 50 50 1 1 B</text:p>
          </table:table-cell>
        </table:table-row>
        <table:table-row table:style-name="ro1">
          <table:table-cell office:value-type="string" calcext:value-type="string">
            <text:p>P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2N_1 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4];&quot; &quot;;REPLACE([.A34];1;1;&quot;&quot;);&quot; &quot;;[.E34];&quot; &quot;;[.F34];&quot; &quot;;&quot;300 R 50 50 1 1 &quot;;[.G34])" office:value-type="string" office:string-value="X IO_L32N_1  101 0 3300 300 R 50 50 1 1 B" calcext:value-type="string">
            <text:p>X IO_L32N_1 <text:s/>101 0 3300 300 R 50 50 1 1 B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3P_1 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5];&quot; &quot;;REPLACE([.A35];1;1;&quot;&quot;);&quot; &quot;;[.E35];&quot; &quot;;[.F35];&quot; &quot;;&quot;300 R 50 50 1 1 &quot;;[.G35])" office:value-type="string" office:string-value="X IO_L33P_1  100 0 3400 300 R 50 50 1 1 B" calcext:value-type="string">
            <text:p>X IO_L33P_1 <text:s/>100 0 3400 300 R 50 50 1 1 B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3N_1 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6];&quot; &quot;;REPLACE([.A36];1;1;&quot;&quot;);&quot; &quot;;[.E36];&quot; &quot;;[.F36];&quot; &quot;;&quot;300 R 50 50 1 1 &quot;;[.G36])" office:value-type="string" office:string-value="X IO_L33N_1  99 0 3500 300 R 50 50 1 1 B" calcext:value-type="string">
            <text:p>X IO_L33N_1 <text:s/>99 0 3500 300 R 50 50 1 1 B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4P_1 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7];&quot; &quot;;REPLACE([.A37];1;1;&quot;&quot;);&quot; &quot;;[.E37];&quot; &quot;;[.F37];&quot; &quot;;&quot;300 R 50 50 1 1 &quot;;[.G37])" office:value-type="string" office:string-value="X IO_L34P_1  98 0 3600 300 R 50 50 1 1 B" calcext:value-type="string">
            <text:p>X IO_L34P_1 <text:s/>98 0 3600 300 R 50 50 1 1 B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4N_1 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8];&quot; &quot;;REPLACE([.A38];1;1;&quot;&quot;);&quot; &quot;;[.E38];&quot; &quot;;[.F38];&quot; &quot;;&quot;300 R 50 50 1 1 &quot;;[.G38])" office:value-type="string" office:string-value="X IO_L34N_1  97 0 3700 300 R 50 50 1 1 B" calcext:value-type="string">
            <text:p>X IO_L34N_1 <text:s/>97 0 3700 300 R 50 50 1 1 B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40P_GCLK11_1 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39];&quot; &quot;;REPLACE([.A39];1;1;&quot;&quot;);&quot; &quot;;[.E39];&quot; &quot;;[.F39];&quot; &quot;;&quot;300 R 50 50 1 1 &quot;;[.G39])" office:value-type="string" office:string-value="X IO_L40P_GCLK11_1  95 0 3800 300 R 50 50 1 1 B" calcext:value-type="string">
            <text:p>X IO_L40P_GCLK11_1 <text:s/>95 0 3800 300 R 50 50 1 1 B</text:p>
          </table:table-cell>
        </table:table-row>
        <table:table-row table:style-name="ro1">
          <table:table-cell office:value-type="string" calcext:value-type="string">
            <text:p>P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40N_GCLK10_1 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0];&quot; &quot;;REPLACE([.A40];1;1;&quot;&quot;);&quot; &quot;;[.E40];&quot; &quot;;[.F40];&quot; &quot;;&quot;300 R 50 50 1 1 &quot;;[.G40])" office:value-type="string" office:string-value="X IO_L40N_GCLK10_1  94 0 3900 300 R 50 50 1 1 B" calcext:value-type="string">
            <text:p>X IO_L40N_GCLK10_1 <text:s/>94 0 3900 300 R 50 50 1 1 B</text:p>
          </table:table-cell>
        </table:table-row>
        <table:table-row table:style-name="ro1">
          <table:table-cell office:value-type="string" calcext:value-type="string">
            <text:p>P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41P_GCLK9_IRDY1_1 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1];&quot; &quot;;REPLACE([.A41];1;1;&quot;&quot;);&quot; &quot;;[.E41];&quot; &quot;;[.F41];&quot; &quot;;&quot;300 R 50 50 1 1 &quot;;[.G41])" office:value-type="string" office:string-value="X IO_L41P_GCLK9_IRDY1_1  93 0 4000 300 R 50 50 1 1 B" calcext:value-type="string">
            <text:p>X IO_L41P_GCLK9_IRDY1_1 <text:s/>93 0 4000 300 R 50 50 1 1 B</text:p>
          </table:table-cell>
        </table:table-row>
        <table:table-row table:style-name="ro1">
          <table:table-cell office:value-type="string" calcext:value-type="string">
            <text:p>P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41N_GCLK8_1 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2];&quot; &quot;;REPLACE([.A42];1;1;&quot;&quot;);&quot; &quot;;[.E42];&quot; &quot;;[.F42];&quot; &quot;;&quot;300 R 50 50 1 1 &quot;;[.G42])" office:value-type="string" office:string-value="X IO_L41N_GCLK8_1  92 0 4100 300 R 50 50 1 1 B" calcext:value-type="string">
            <text:p>X IO_L41N_GCLK8_1 <text:s/>92 0 4100 300 R 50 50 1 1 B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2P_GCLK7_1 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3];&quot; &quot;;REPLACE([.A43];1;1;&quot;&quot;);&quot; &quot;;[.E43];&quot; &quot;;[.F43];&quot; &quot;;&quot;300 R 50 50 1 1 &quot;;[.G43])" office:value-type="string" office:string-value="X IO_L42P_GCLK7_1  88 0 4200 300 R 50 50 1 1 B" calcext:value-type="string">
            <text:p>X IO_L42P_GCLK7_1 <text:s/>88 0 4200 300 R 50 50 1 1 B</text:p>
          </table:table-cell>
        </table:table-row>
        <table:table-row table:style-name="ro1">
          <table:table-cell office:value-type="string" calcext:value-type="string">
            <text:p>P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2N_GCLK6_TRDY1_1 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4];&quot; &quot;;REPLACE([.A44];1;1;&quot;&quot;);&quot; &quot;;[.E44];&quot; &quot;;[.F44];&quot; &quot;;&quot;300 R 50 50 1 1 &quot;;[.G44])" office:value-type="string" office:string-value="X IO_L42N_GCLK6_TRDY1_1  87 0 4300 300 R 50 50 1 1 B" calcext:value-type="string">
            <text:p>X IO_L42N_GCLK6_TRDY1_1 <text:s/>87 0 4300 300 R 50 50 1 1 B</text:p>
          </table:table-cell>
        </table:table-row>
        <table:table-row table:style-name="ro1">
          <table:table-cell office:value-type="string" calcext:value-type="string">
            <text:p>P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3P_GCLK5_1 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5];&quot; &quot;;REPLACE([.A45];1;1;&quot;&quot;);&quot; &quot;;[.E45];&quot; &quot;;[.F45];&quot; &quot;;&quot;300 R 50 50 1 1 &quot;;[.G45])" office:value-type="string" office:string-value="X IO_L43P_GCLK5_1  85 0 4400 300 R 50 50 1 1 B" calcext:value-type="string">
            <text:p>X IO_L43P_GCLK5_1 <text:s/>85 0 4400 300 R 50 50 1 1 B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3N_GCLK4_1 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6];&quot; &quot;;REPLACE([.A46];1;1;&quot;&quot;);&quot; &quot;;[.E46];&quot; &quot;;[.F46];&quot; &quot;;&quot;300 R 50 50 1 1 &quot;;[.G46])" office:value-type="string" office:string-value="X IO_L43N_GCLK4_1  84 0 4500 300 R 50 50 1 1 B" calcext:value-type="string">
            <text:p>X IO_L43N_GCLK4_1 <text:s/>84 0 4500 300 R 50 50 1 1 B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5P_1 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7];&quot; &quot;;REPLACE([.A47];1;1;&quot;&quot;);&quot; &quot;;[.E47];&quot; &quot;;[.F47];&quot; &quot;;&quot;300 R 50 50 1 1 &quot;;[.G47])" office:value-type="string" office:string-value="X IO_L45P_1  83 0 4600 300 R 50 50 1 1 B" calcext:value-type="string">
            <text:p>X IO_L45P_1 <text:s/>83 0 4600 300 R 50 50 1 1 B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5N_1 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8];&quot; &quot;;REPLACE([.A48];1;1;&quot;&quot;);&quot; &quot;;[.E48];&quot; &quot;;[.F48];&quot; &quot;;&quot;300 R 50 50 1 1 &quot;;[.G48])" office:value-type="string" office:string-value="X IO_L45N_1  82 0 4700 300 R 50 50 1 1 B" calcext:value-type="string">
            <text:p>X IO_L45N_1 <text:s/>82 0 4700 300 R 50 50 1 1 B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6P_1 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49];&quot; &quot;;REPLACE([.A49];1;1;&quot;&quot;);&quot; &quot;;[.E49];&quot; &quot;;[.F49];&quot; &quot;;&quot;300 R 50 50 1 1 &quot;;[.G49])" office:value-type="string" office:string-value="X IO_L46P_1  81 0 4800 300 R 50 50 1 1 B" calcext:value-type="string">
            <text:p>X IO_L46P_1 <text:s/>81 0 4800 300 R 50 50 1 1 B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6N_1 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0];&quot; &quot;;REPLACE([.A50];1;1;&quot;&quot;);&quot; &quot;;[.E50];&quot; &quot;;[.F50];&quot; &quot;;&quot;300 R 50 50 1 1 &quot;;[.G50])" office:value-type="string" office:string-value="X IO_L46N_1  80 0 4900 300 R 50 50 1 1 B" calcext:value-type="string">
            <text:p>X IO_L46N_1 <text:s/>80 0 4900 300 R 50 50 1 1 B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7P_1 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1];&quot; &quot;;REPLACE([.A51];1;1;&quot;&quot;);&quot; &quot;;[.E51];&quot; &quot;;[.F51];&quot; &quot;;&quot;300 R 50 50 1 1 &quot;;[.G51])" office:value-type="string" office:string-value="X IO_L47P_1  79 0 5000 300 R 50 50 1 1 B" calcext:value-type="string">
            <text:p>X IO_L47P_1 <text:s/>79 0 5000 300 R 50 50 1 1 B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7N_1 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2];&quot; &quot;;REPLACE([.A52];1;1;&quot;&quot;);&quot; &quot;;[.E52];&quot; &quot;;[.F52];&quot; &quot;;&quot;300 R 50 50 1 1 &quot;;[.G52])" office:value-type="string" office:string-value="X IO_L47N_1  78 0 5100 300 R 50 50 1 1 B" calcext:value-type="string">
            <text:p>X IO_L47N_1 <text:s/>78 0 5100 300 R 50 50 1 1 B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74P_AWAKE_1 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3];&quot; &quot;;REPLACE([.A53];1;1;&quot;&quot;);&quot; &quot;;[.E53];&quot; &quot;;[.F53];&quot; &quot;;&quot;300 R 50 50 1 1 &quot;;[.G53])" office:value-type="string" office:string-value="X IO_L74P_AWAKE_1  75 0 5200 300 R 50 50 1 1 B" calcext:value-type="string">
            <text:p>X IO_L74P_AWAKE_1 <text:s/>75 0 5200 300 R 50 50 1 1 B</text:p>
          </table:table-cell>
        </table:table-row>
        <table:table-row table:style-name="ro1">
          <table:table-cell office:value-type="string" calcext:value-type="string">
            <text:p>P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74N_DOUT_BUSY_1 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4];&quot; &quot;;REPLACE([.A54];1;1;&quot;&quot;);&quot; &quot;;[.E54];&quot; &quot;;[.F54];&quot; &quot;;&quot;300 R 50 50 1 1 &quot;;[.G54])" office:value-type="string" office:string-value="X IO_L74N_DOUT_BUSY_1  74 0 5300 300 R 50 50 1 1 B" calcext:value-type="string">
            <text:p>X IO_L74N_DOUT_BUSY_1 <text:s/>74 0 5300 300 R 50 50 1 1 B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SPEND 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I</text:p>
          </table:table-cell>
          <table:table-cell/>
          <table:table-cell table:formula="of:=CONCATENATE(&quot;X &quot;; [.D55];&quot; &quot;;REPLACE([.A55];1;1;&quot;&quot;);&quot; &quot;;[.E55];&quot; &quot;;[.F55];&quot; &quot;;&quot;300 R 50 50 1 1 &quot;;[.G55])" office:value-type="string" office:string-value="X SUSPEND  73 0 5400 300 R 50 50 1 1 I" calcext:value-type="string">
            <text:p>X SUSPEND <text:s/>73 0 5400 300 R 50 50 1 1 I</text:p>
          </table:table-cell>
        </table:table-row>
        <table:table-row table:style-name="ro1">
          <table:table-cell office:value-type="string" calcext:value-type="string">
            <text:p>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MPCS_B_2 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</text:p>
          </table:table-cell>
          <table:table-cell/>
          <table:table-cell table:formula="of:=CONCATENATE(&quot;X &quot;; [.D56];&quot; &quot;;REPLACE([.A56];1;1;&quot;&quot;);&quot; &quot;;[.E56];&quot; &quot;;[.F56];&quot; &quot;;&quot;300 R 50 50 1 1 &quot;;[.G56])" office:value-type="string" office:string-value="X CMPCS_B_2  72 0 5500 300 R 50 50 1 1 N" calcext:value-type="string">
            <text:p>X CMPCS_B_2 <text:s/>72 0 5500 300 R 50 50 1 1 N</text:p>
          </table:table-cell>
        </table:table-row>
        <table:table-row table:style-name="ro1">
          <table:table-cell office:value-type="string" calcext:value-type="string">
            <text:p>P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NE_2 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7];&quot; &quot;;REPLACE([.A57];1;1;&quot;&quot;);&quot; &quot;;[.E57];&quot; &quot;;[.F57];&quot; &quot;;&quot;300 R 50 50 1 1 &quot;;[.G57])" office:value-type="string" office:string-value="X DONE_2  71 0 5600 300 R 50 50 1 1 B" calcext:value-type="string">
            <text:p>X DONE_2 <text:s/>71 0 5600 300 R 50 50 1 1 B</text:p>
          </table:table-cell>
        </table:table-row>
        <table:table-row table:style-name="ro1">
          <table:table-cell office:value-type="string" calcext:value-type="string">
            <text:p>P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P_CCLK_2 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8];&quot; &quot;;REPLACE([.A58];1;1;&quot;&quot;);&quot; &quot;;[.E58];&quot; &quot;;[.F58];&quot; &quot;;&quot;300 R 50 50 1 1 &quot;;[.G58])" office:value-type="string" office:string-value="X IO_L1P_CCLK_2  70 0 5700 300 R 50 50 1 1 B" calcext:value-type="string">
            <text:p>X IO_L1P_CCLK_2 <text:s/>70 0 5700 300 R 50 50 1 1 B</text:p>
          </table:table-cell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N_M0_CMPMISO_2 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59];&quot; &quot;;REPLACE([.A59];1;1;&quot;&quot;);&quot; &quot;;[.E59];&quot; &quot;;[.F59];&quot; &quot;;&quot;300 R 50 50 1 1 &quot;;[.G59])" office:value-type="string" office:string-value="X IO_L1N_M0_CMPMISO_2  69 0 5800 300 R 50 50 1 1 B" calcext:value-type="string">
            <text:p>X IO_L1N_M0_CMPMISO_2 <text:s/>69 0 5800 300 R 50 50 1 1 B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2P_CMPCLK_2 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0];&quot; &quot;;REPLACE([.A60];1;1;&quot;&quot;);&quot; &quot;;[.E60];&quot; &quot;;[.F60];&quot; &quot;;&quot;300 R 50 50 1 1 &quot;;[.G60])" office:value-type="string" office:string-value="X IO_L2P_CMPCLK_2  67 0 5900 300 R 50 50 1 1 B" calcext:value-type="string">
            <text:p>X IO_L2P_CMPCLK_2 <text:s/>67 0 5900 300 R 50 50 1 1 B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2N_CMPMOSI_2 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1];&quot; &quot;;REPLACE([.A61];1;1;&quot;&quot;);&quot; &quot;;[.E61];&quot; &quot;;[.F61];&quot; &quot;;&quot;300 R 50 50 1 1 &quot;;[.G61])" office:value-type="string" office:string-value="X IO_L2N_CMPMOSI_2  66 0 6000 300 R 50 50 1 1 B" calcext:value-type="string">
            <text:p>X IO_L2N_CMPMOSI_2 <text:s/>66 0 6000 300 R 50 50 1 1 B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3P_D0_DIN_MISO_MISO1_2 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2];&quot; &quot;;REPLACE([.A62];1;1;&quot;&quot;);&quot; &quot;;[.E62];&quot; &quot;;[.F62];&quot; &quot;;&quot;300 R 50 50 1 1 &quot;;[.G62])" office:value-type="string" office:string-value="X IO_L3P_D0_DIN_MISO_MISO1_2  65 0 6100 300 R 50 50 1 1 B" calcext:value-type="string">
            <text:p>X IO_L3P_D0_DIN_MISO_MISO1_2 <text:s/>65 0 6100 300 R 50 50 1 1 B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3N_MOSI_CSI_B_MISO0_2 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3];&quot; &quot;;REPLACE([.A63];1;1;&quot;&quot;);&quot; &quot;;[.E63];&quot; &quot;;[.F63];&quot; &quot;;&quot;300 R 50 50 1 1 &quot;;[.G63])" office:value-type="string" office:string-value="X IO_L3N_MOSI_CSI_B_MISO0_2  64 0 6200 300 R 50 50 1 1 B" calcext:value-type="string">
            <text:p>X IO_L3N_MOSI_CSI_B_MISO0_2 <text:s/>64 0 6200 300 R 50 50 1 1 B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2P_D1_MISO2_2 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4];&quot; &quot;;REPLACE([.A64];1;1;&quot;&quot;);&quot; &quot;;[.E64];&quot; &quot;;[.F64];&quot; &quot;;&quot;300 R 50 50 1 1 &quot;;[.G64])" office:value-type="string" office:string-value="X IO_L12P_D1_MISO2_2  62 0 6300 300 R 50 50 1 1 B" calcext:value-type="string">
            <text:p>X IO_L12P_D1_MISO2_2 <text:s/>62 0 6300 300 R 50 50 1 1 B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2N_D2_MISO3_2 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5];&quot; &quot;;REPLACE([.A65];1;1;&quot;&quot;);&quot; &quot;;[.E65];&quot; &quot;;[.F65];&quot; &quot;;&quot;300 R 50 50 1 1 &quot;;[.G65])" office:value-type="string" office:string-value="X IO_L12N_D2_MISO3_2  61 0 6400 300 R 50 50 1 1 B" calcext:value-type="string">
            <text:p>X IO_L12N_D2_MISO3_2 <text:s/>61 0 6400 300 R 50 50 1 1 B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3P_M1_2 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6];&quot; &quot;;REPLACE([.A66];1;1;&quot;&quot;);&quot; &quot;;[.E66];&quot; &quot;;[.F66];&quot; &quot;;&quot;300 R 50 50 1 1 &quot;;[.G66])" office:value-type="string" office:string-value="X IO_L13P_M1_2  60 0 6500 300 R 50 50 1 1 B" calcext:value-type="string">
            <text:p>X IO_L13P_M1_2 <text:s/>60 0 6500 300 R 50 50 1 1 B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3N_D10_2 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7];&quot; &quot;;REPLACE([.A67];1;1;&quot;&quot;);&quot; &quot;;[.E67];&quot; &quot;;[.F67];&quot; &quot;;&quot;300 R 50 50 1 1 &quot;;[.G67])" office:value-type="string" office:string-value="X IO_L13N_D10_2  59 0 6600 300 R 50 50 1 1 B" calcext:value-type="string">
            <text:p>X IO_L13N_D10_2 <text:s/>59 0 6600 300 R 50 50 1 1 B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4P_D11_2 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8];&quot; &quot;;REPLACE([.A68];1;1;&quot;&quot;);&quot; &quot;;[.E68];&quot; &quot;;[.F68];&quot; &quot;;&quot;300 R 50 50 1 1 &quot;;[.G68])" office:value-type="string" office:string-value="X IO_L14P_D11_2  58 0 6700 300 R 50 50 1 1 B" calcext:value-type="string">
            <text:p>X IO_L14P_D11_2 <text:s/>58 0 6700 300 R 50 50 1 1 B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4N_D12_2 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69];&quot; &quot;;REPLACE([.A69];1;1;&quot;&quot;);&quot; &quot;;[.E69];&quot; &quot;;[.F69];&quot; &quot;;&quot;300 R 50 50 1 1 &quot;;[.G69])" office:value-type="string" office:string-value="X IO_L14N_D12_2  57 0 6800 300 R 50 50 1 1 B" calcext:value-type="string">
            <text:p>X IO_L14N_D12_2 <text:s/>57 0 6800 300 R 50 50 1 1 B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30P_GCLK1_D13_2 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0];&quot; &quot;;REPLACE([.A70];1;1;&quot;&quot;);&quot; &quot;;[.E70];&quot; &quot;;[.F70];&quot; &quot;;&quot;300 R 50 50 1 1 &quot;;[.G70])" office:value-type="string" office:string-value="X IO_L30P_GCLK1_D13_2  56 0 6900 300 R 50 50 1 1 B" calcext:value-type="string">
            <text:p>X IO_L30P_GCLK1_D13_2 <text:s/>56 0 6900 300 R 50 50 1 1 B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30N_GCLK0_USERCCLK_2 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1];&quot; &quot;;REPLACE([.A71];1;1;&quot;&quot;);&quot; &quot;;[.E71];&quot; &quot;;[.F71];&quot; &quot;;&quot;300 R 50 50 1 1 &quot;;[.G71])" office:value-type="string" office:string-value="X IO_L30N_GCLK0_USERCCLK_2  55 0 7000 300 R 50 50 1 1 B" calcext:value-type="string">
            <text:p>X IO_L30N_GCLK0_USERCCLK_2 <text:s/>55 0 7000 300 R 50 50 1 1 B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31P_GCLK31_D14_2 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2];&quot; &quot;;REPLACE([.A72];1;1;&quot;&quot;);&quot; &quot;;[.E72];&quot; &quot;;[.F72];&quot; &quot;;&quot;300 R 50 50 1 1 &quot;;[.G72])" office:value-type="string" office:string-value="X IO_L31P_GCLK31_D14_2  51 0 7100 300 R 50 50 1 1 B" calcext:value-type="string">
            <text:p>X IO_L31P_GCLK31_D14_2 <text:s/>51 0 7100 300 R 50 50 1 1 B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31N_GCLK30_D15_2 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3];&quot; &quot;;REPLACE([.A73];1;1;&quot;&quot;);&quot; &quot;;[.E73];&quot; &quot;;[.F73];&quot; &quot;;&quot;300 R 50 50 1 1 &quot;;[.G73])" office:value-type="string" office:string-value="X IO_L31N_GCLK30_D15_2  50 0 7200 300 R 50 50 1 1 B" calcext:value-type="string">
            <text:p>X IO_L31N_GCLK30_D15_2 <text:s/>50 0 7200 300 R 50 50 1 1 B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48P_D7_2 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4];&quot; &quot;;REPLACE([.A74];1;1;&quot;&quot;);&quot; &quot;;[.E74];&quot; &quot;;[.F74];&quot; &quot;;&quot;300 R 50 50 1 1 &quot;;[.G74])" office:value-type="string" office:string-value="X IO_L48P_D7_2  48 0 7300 300 R 50 50 1 1 B" calcext:value-type="string">
            <text:p>X IO_L48P_D7_2 <text:s/>48 0 7300 300 R 50 50 1 1 B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48N_RDWR_B_VREF_2 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5];&quot; &quot;;REPLACE([.A75];1;1;&quot;&quot;);&quot; &quot;;[.E75];&quot; &quot;;[.F75];&quot; &quot;;&quot;300 R 50 50 1 1 &quot;;[.G75])" office:value-type="string" office:string-value="X IO_L48N_RDWR_B_VREF_2  47 0 7400 300 R 50 50 1 1 B" calcext:value-type="string">
            <text:p>X IO_L48N_RDWR_B_VREF_2 <text:s/>47 0 7400 300 R 50 50 1 1 B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49P_D3_2 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6];&quot; &quot;;REPLACE([.A76];1;1;&quot;&quot;);&quot; &quot;;[.E76];&quot; &quot;;[.F76];&quot; &quot;;&quot;300 R 50 50 1 1 &quot;;[.G76])" office:value-type="string" office:string-value="X IO_L49P_D3_2  46 0 7500 300 R 50 50 1 1 B" calcext:value-type="string">
            <text:p>X IO_L49P_D3_2 <text:s/>46 0 7500 300 R 50 50 1 1 B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49N_D4_2 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7];&quot; &quot;;REPLACE([.A77];1;1;&quot;&quot;);&quot; &quot;;[.E77];&quot; &quot;;[.F77];&quot; &quot;;&quot;300 R 50 50 1 1 &quot;;[.G77])" office:value-type="string" office:string-value="X IO_L49N_D4_2  45 0 7600 300 R 50 50 1 1 B" calcext:value-type="string">
            <text:p>X IO_L49N_D4_2 <text:s/>45 0 7600 300 R 50 50 1 1 B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2P_D5_2 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8];&quot; &quot;;REPLACE([.A78];1;1;&quot;&quot;);&quot; &quot;;[.E78];&quot; &quot;;[.F78];&quot; &quot;;&quot;300 R 50 50 1 1 &quot;;[.G78])" office:value-type="string" office:string-value="X IO_L62P_D5_2  44 0 7700 300 R 50 50 1 1 B" calcext:value-type="string">
            <text:p>X IO_L62P_D5_2 <text:s/>44 0 7700 300 R 50 50 1 1 B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2N_D6_2 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79];&quot; &quot;;REPLACE([.A79];1;1;&quot;&quot;);&quot; &quot;;[.E79];&quot; &quot;;[.F79];&quot; &quot;;&quot;300 R 50 50 1 1 &quot;;[.G79])" office:value-type="string" office:string-value="X IO_L62N_D6_2  43 0 7800 300 R 50 50 1 1 B" calcext:value-type="string">
            <text:p>X IO_L62N_D6_2 <text:s/>43 0 7800 300 R 50 50 1 1 B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4P_D8_2 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0];&quot; &quot;;REPLACE([.A80];1;1;&quot;&quot;);&quot; &quot;;[.E80];&quot; &quot;;[.F80];&quot; &quot;;&quot;300 R 50 50 1 1 &quot;;[.G80])" office:value-type="string" office:string-value="X IO_L64P_D8_2  41 0 7900 300 R 50 50 1 1 B" calcext:value-type="string">
            <text:p>X IO_L64P_D8_2 <text:s/>41 0 7900 300 R 50 50 1 1 B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4N_D9_2 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1];&quot; &quot;;REPLACE([.A81];1;1;&quot;&quot;);&quot; &quot;;[.E81];&quot; &quot;;[.F81];&quot; &quot;;&quot;300 R 50 50 1 1 &quot;;[.G81])" office:value-type="string" office:string-value="X IO_L64N_D9_2  40 0 8000 300 R 50 50 1 1 B" calcext:value-type="string">
            <text:p>X IO_L64N_D9_2 <text:s/>40 0 8000 300 R 50 50 1 1 B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5P_INIT_B_2 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2];&quot; &quot;;REPLACE([.A82];1;1;&quot;&quot;);&quot; &quot;;[.E82];&quot; &quot;;[.F82];&quot; &quot;;&quot;300 R 50 50 1 1 &quot;;[.G82])" office:value-type="string" office:string-value="X IO_L65P_INIT_B_2  39 0 8100 300 R 50 50 1 1 B" calcext:value-type="string">
            <text:p>X IO_L65P_INIT_B_2 <text:s/>39 0 8100 300 R 50 50 1 1 B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5N_CSO_B_2 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3];&quot; &quot;;REPLACE([.A83];1;1;&quot;&quot;);&quot; &quot;;[.E83];&quot; &quot;;[.F83];&quot; &quot;;&quot;300 R 50 50 1 1 &quot;;[.G83])" office:value-type="string" office:string-value="X IO_L65N_CSO_B_2  38 0 8200 300 R 50 50 1 1 B" calcext:value-type="string">
            <text:p>X IO_L65N_CSO_B_2 <text:s/>38 0 8200 300 R 50 50 1 1 B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OGRAM_B_2 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I</text:p>
          </table:table-cell>
          <table:table-cell/>
          <table:table-cell table:formula="of:=CONCATENATE(&quot;X &quot;; [.D84];&quot; &quot;;REPLACE([.A84];1;1;&quot;&quot;);&quot; &quot;;[.E84];&quot; &quot;;[.F84];&quot; &quot;;&quot;300 R 50 50 1 1 &quot;;[.G84])" office:value-type="string" office:string-value="X PROGRAM_B_2  37 0 8300 300 R 50 50 1 1 I" calcext:value-type="string">
            <text:p>X PROGRAM_B_2 <text:s/>37 0 8300 300 R 50 50 1 1 I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1P_3 </text:p>
          </table:table-cell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5];&quot; &quot;;REPLACE([.A85];1;1;&quot;&quot;);&quot; &quot;;[.E85];&quot; &quot;;[.F85];&quot; &quot;;&quot;300 R 50 50 1 1 &quot;;[.G85])" office:value-type="string" office:string-value="X IO_L1P_3  35 0 8400 300 R 50 50 1 1 B" calcext:value-type="string">
            <text:p>X IO_L1P_3 <text:s/>35 0 8400 300 R 50 50 1 1 B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1N_VREF_3 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6];&quot; &quot;;REPLACE([.A86];1;1;&quot;&quot;);&quot; &quot;;[.E86];&quot; &quot;;[.F86];&quot; &quot;;&quot;300 R 50 50 1 1 &quot;;[.G86])" office:value-type="string" office:string-value="X IO_L1N_VREF_3  34 0 8500 300 R 50 50 1 1 B" calcext:value-type="string">
            <text:p>X IO_L1N_VREF_3 <text:s/>34 0 8500 300 R 50 50 1 1 B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2P_3 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7];&quot; &quot;;REPLACE([.A87];1;1;&quot;&quot;);&quot; &quot;;[.E87];&quot; &quot;;[.F87];&quot; &quot;;&quot;300 R 50 50 1 1 &quot;;[.G87])" office:value-type="string" office:string-value="X IO_L2P_3  33 0 8600 300 R 50 50 1 1 B" calcext:value-type="string">
            <text:p>X IO_L2P_3 <text:s/>33 0 8600 300 R 50 50 1 1 B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2N_3 </text:p>
          </table:table-cell>
          <table:table-cell office:value-type="float" office:value="0" calcext:value-type="float">
            <text:p>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8];&quot; &quot;;REPLACE([.A88];1;1;&quot;&quot;);&quot; &quot;;[.E88];&quot; &quot;;[.F88];&quot; &quot;;&quot;300 R 50 50 1 1 &quot;;[.G88])" office:value-type="string" office:string-value="X IO_L2N_3  32 0 8700 300 R 50 50 1 1 B" calcext:value-type="string">
            <text:p>X IO_L2N_3 <text:s/>32 0 8700 300 R 50 50 1 1 B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36P_3 </text:p>
          </table:table-cell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89];&quot; &quot;;REPLACE([.A89];1;1;&quot;&quot;);&quot; &quot;;[.E89];&quot; &quot;;[.F89];&quot; &quot;;&quot;300 R 50 50 1 1 &quot;;[.G89])" office:value-type="string" office:string-value="X IO_L36P_3  30 0 8800 300 R 50 50 1 1 B" calcext:value-type="string">
            <text:p>X IO_L36P_3 <text:s/>30 0 8800 300 R 50 50 1 1 B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36N_3 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0];&quot; &quot;;REPLACE([.A90];1;1;&quot;&quot;);&quot; &quot;;[.E90];&quot; &quot;;[.F90];&quot; &quot;;&quot;300 R 50 50 1 1 &quot;;[.G90])" office:value-type="string" office:string-value="X IO_L36N_3  29 0 8900 300 R 50 50 1 1 B" calcext:value-type="string">
            <text:p>X IO_L36N_3 <text:s/>29 0 8900 300 R 50 50 1 1 B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37P_3 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1];&quot; &quot;;REPLACE([.A91];1;1;&quot;&quot;);&quot; &quot;;[.E91];&quot; &quot;;[.F91];&quot; &quot;;&quot;300 R 50 50 1 1 &quot;;[.G91])" office:value-type="string" office:string-value="X IO_L37P_3  27 0 9000 300 R 50 50 1 1 B" calcext:value-type="string">
            <text:p>X IO_L37P_3 <text:s/>27 0 9000 300 R 50 50 1 1 B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37N_3 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2];&quot; &quot;;REPLACE([.A92];1;1;&quot;&quot;);&quot; &quot;;[.E92];&quot; &quot;;[.F92];&quot; &quot;;&quot;300 R 50 50 1 1 &quot;;[.G92])" office:value-type="string" office:string-value="X IO_L37N_3  26 0 9100 300 R 50 50 1 1 B" calcext:value-type="string">
            <text:p>X IO_L37N_3 <text:s/>26 0 9100 300 R 50 50 1 1 B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41P_GCLK27_3 </text:p>
          </table:table-cell>
          <table:table-cell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3];&quot; &quot;;REPLACE([.A93];1;1;&quot;&quot;);&quot; &quot;;[.E93];&quot; &quot;;[.F93];&quot; &quot;;&quot;300 R 50 50 1 1 &quot;;[.G93])" office:value-type="string" office:string-value="X IO_L41P_GCLK27_3  24 0 9200 300 R 50 50 1 1 B" calcext:value-type="string">
            <text:p>X IO_L41P_GCLK27_3 <text:s/>24 0 9200 300 R 50 50 1 1 B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41N_GCLK26_3 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4];&quot; &quot;;REPLACE([.A94];1;1;&quot;&quot;);&quot; &quot;;[.E94];&quot; &quot;;[.F94];&quot; &quot;;&quot;300 R 50 50 1 1 &quot;;[.G94])" office:value-type="string" office:string-value="X IO_L41N_GCLK26_3  23 0 9300 300 R 50 50 1 1 B" calcext:value-type="string">
            <text:p>X IO_L41N_GCLK26_3 <text:s/>23 0 9300 300 R 50 50 1 1 B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42P_GCLK25_TRDY2_3 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5];&quot; &quot;;REPLACE([.A95];1;1;&quot;&quot;);&quot; &quot;;[.E95];&quot; &quot;;[.F95];&quot; &quot;;&quot;300 R 50 50 1 1 &quot;;[.G95])" office:value-type="string" office:string-value="X IO_L42P_GCLK25_TRDY2_3  22 0 9400 300 R 50 50 1 1 B" calcext:value-type="string">
            <text:p>X IO_L42P_GCLK25_TRDY2_3 <text:s/>22 0 9400 300 R 50 50 1 1 B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42N_GCLK24_3 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6];&quot; &quot;;REPLACE([.A96];1;1;&quot;&quot;);&quot; &quot;;[.E96];&quot; &quot;;[.F96];&quot; &quot;;&quot;300 R 50 50 1 1 &quot;;[.G96])" office:value-type="string" office:string-value="X IO_L42N_GCLK24_3  21 0 9500 300 R 50 50 1 1 B" calcext:value-type="string">
            <text:p>X IO_L42N_GCLK24_3 <text:s/>21 0 9500 300 R 50 50 1 1 B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3P_GCLK23_3 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7];&quot; &quot;;REPLACE([.A97];1;1;&quot;&quot;);&quot; &quot;;[.E97];&quot; &quot;;[.F97];&quot; &quot;;&quot;300 R 50 50 1 1 &quot;;[.G97])" office:value-type="string" office:string-value="X IO_L43P_GCLK23_3  17 0 9600 300 R 50 50 1 1 B" calcext:value-type="string">
            <text:p>X IO_L43P_GCLK23_3 <text:s/>17 0 9600 300 R 50 50 1 1 B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3N_GCLK22_IRDY2_3 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8];&quot; &quot;;REPLACE([.A98];1;1;&quot;&quot;);&quot; &quot;;[.E98];&quot; &quot;;[.F98];&quot; &quot;;&quot;300 R 50 50 1 1 &quot;;[.G98])" office:value-type="string" office:string-value="X IO_L43N_GCLK22_IRDY2_3  16 0 9700 300 R 50 50 1 1 B" calcext:value-type="string">
            <text:p>X IO_L43N_GCLK22_IRDY2_3 <text:s/>16 0 9700 300 R 50 50 1 1 B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4P_GCLK21_3 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99];&quot; &quot;;REPLACE([.A99];1;1;&quot;&quot;);&quot; &quot;;[.E99];&quot; &quot;;[.F99];&quot; &quot;;&quot;300 R 50 50 1 1 &quot;;[.G99])" office:value-type="string" office:string-value="X IO_L44P_GCLK21_3  15 0 9800 300 R 50 50 1 1 B" calcext:value-type="string">
            <text:p>X IO_L44P_GCLK21_3 <text:s/>15 0 9800 300 R 50 50 1 1 B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4N_GCLK20_3 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0];&quot; &quot;;REPLACE([.A100];1;1;&quot;&quot;);&quot; &quot;;[.E100];&quot; &quot;;[.F100];&quot; &quot;;&quot;300 R 50 50 1 1 &quot;;[.G100])" office:value-type="string" office:string-value="X IO_L44N_GCLK20_3  14 0 9900 300 R 50 50 1 1 B" calcext:value-type="string">
            <text:p>X IO_L44N_GCLK20_3 <text:s/>14 0 9900 300 R 50 50 1 1 B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9P_3 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1];&quot; &quot;;REPLACE([.A101];1;1;&quot;&quot;);&quot; &quot;;[.E101];&quot; &quot;;[.F101];&quot; &quot;;&quot;300 R 50 50 1 1 &quot;;[.G101])" office:value-type="string" office:string-value="X IO_L49P_3  12 0 10000 300 R 50 50 1 1 B" calcext:value-type="string">
            <text:p>X IO_L49P_3 <text:s/>12 0 10000 300 R 50 50 1 1 B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9N_3 </text:p>
          </table:table-cell>
          <table:table-cell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2];&quot; &quot;;REPLACE([.A102];1;1;&quot;&quot;);&quot; &quot;;[.E102];&quot; &quot;;[.F102];&quot; &quot;;&quot;300 R 50 50 1 1 &quot;;[.G102])" office:value-type="string" office:string-value="X IO_L49N_3  11 0 10100 300 R 50 50 1 1 B" calcext:value-type="string">
            <text:p>X IO_L49N_3 <text:s/>11 0 10100 300 R 50 50 1 1 B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0P_3 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3];&quot; &quot;;REPLACE([.A103];1;1;&quot;&quot;);&quot; &quot;;[.E103];&quot; &quot;;[.F103];&quot; &quot;;&quot;300 R 50 50 1 1 &quot;;[.G103])" office:value-type="string" office:string-value="X IO_L50P_3  10 0 10200 300 R 50 50 1 1 B" calcext:value-type="string">
            <text:p>X IO_L50P_3 <text:s/>10 0 10200 300 R 50 50 1 1 B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0N_3 </text:p>
          </table:table-cell>
          <table:table-cell office:value-type="float" office:value="0" calcext:value-type="float">
            <text:p>0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4];&quot; &quot;;REPLACE([.A104];1;1;&quot;&quot;);&quot; &quot;;[.E104];&quot; &quot;;[.F104];&quot; &quot;;&quot;300 R 50 50 1 1 &quot;;[.G104])" office:value-type="string" office:string-value="X IO_L50N_3  9 0 10300 300 R 50 50 1 1 B" calcext:value-type="string">
            <text:p>X IO_L50N_3 <text:s/>9 0 10300 300 R 50 50 1 1 B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1P_3 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5];&quot; &quot;;REPLACE([.A105];1;1;&quot;&quot;);&quot; &quot;;[.E105];&quot; &quot;;[.F105];&quot; &quot;;&quot;300 R 50 50 1 1 &quot;;[.G105])" office:value-type="string" office:string-value="X IO_L51P_3  8 0 10400 300 R 50 50 1 1 B" calcext:value-type="string">
            <text:p>X IO_L51P_3 <text:s/>8 0 10400 300 R 50 50 1 1 B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1N_3 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6];&quot; &quot;;REPLACE([.A106];1;1;&quot;&quot;);&quot; &quot;;[.E106];&quot; &quot;;[.F106];&quot; &quot;;&quot;300 R 50 50 1 1 &quot;;[.G106])" office:value-type="string" office:string-value="X IO_L51N_3  7 0 10500 300 R 50 50 1 1 B" calcext:value-type="string">
            <text:p>X IO_L51N_3 <text:s/>7 0 10500 300 R 50 50 1 1 B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2P_3 </text:p>
          </table:table-cell>
          <table:table-cell office:value-type="float" office:value="0" calcext:value-type="float">
            <text:p>0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7];&quot; &quot;;REPLACE([.A107];1;1;&quot;&quot;);&quot; &quot;;[.E107];&quot; &quot;;[.F107];&quot; &quot;;&quot;300 R 50 50 1 1 &quot;;[.G107])" office:value-type="string" office:string-value="X IO_L52P_3  6 0 10600 300 R 50 50 1 1 B" calcext:value-type="string">
            <text:p>X IO_L52P_3 <text:s/>6 0 10600 300 R 50 50 1 1 B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2N_3 </text:p>
          </table:table-cell>
          <table:table-cell office:value-type="float" office:value="0" calcext:value-type="float">
            <text:p>0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8];&quot; &quot;;REPLACE([.A108];1;1;&quot;&quot;);&quot; &quot;;[.E108];&quot; &quot;;[.F108];&quot; &quot;;&quot;300 R 50 50 1 1 &quot;;[.G108])" office:value-type="string" office:string-value="X IO_L52N_3  5 0 10700 300 R 50 50 1 1 B" calcext:value-type="string">
            <text:p>X IO_L52N_3 <text:s/>5 0 10700 300 R 50 50 1 1 B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83P_3 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09];&quot; &quot;;REPLACE([.A109];1;1;&quot;&quot;);&quot; &quot;;[.E109];&quot; &quot;;[.F109];&quot; &quot;;&quot;300 R 50 50 1 1 &quot;;[.G109])" office:value-type="string" office:string-value="X IO_L83P_3  2 0 10800 300 R 50 50 1 1 B" calcext:value-type="string">
            <text:p>X IO_L83P_3 <text:s/>2 0 10800 300 R 50 50 1 1 B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83N_VREF_3 </text:p>
          </table:table-cell>
          <table:table-cell office:value-type="float" office:value="0" calcext:value-type="float">
            <text:p>0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B</text:p>
          </table:table-cell>
          <table:table-cell/>
          <table:table-cell table:formula="of:=CONCATENATE(&quot;X &quot;; [.D110];&quot; &quot;;REPLACE([.A110];1;1;&quot;&quot;);&quot; &quot;;[.E110];&quot; &quot;;[.F110];&quot; &quot;;&quot;300 R 50 50 1 1 &quot;;[.G110])" office:value-type="string" office:string-value="X IO_L83N_VREF_3  1 0 10900 300 R 50 50 1 1 B" calcext:value-type="string">
            <text:p>X IO_L83N_VREF_3 <text:s/>1 0 10900 300 R 50 50 1 1 B</text:p>
          </table:table-cell>
        </table:table-row>
        <table:table-row table:style-name="ro1">
          <table:table-cell office:value-type="string" calcext:value-type="string">
            <text:p>P10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1];&quot; &quot;;REPLACE([.A111];1;1;&quot;&quot;);&quot; &quot;;[.E111];&quot; &quot;;[.F111];&quot; &quot;;&quot;300 R 50 50 1 1 &quot;;[.G111])" office:value-type="string" office:string-value="X GND  108 0 11000 300 R 50 50 1 1 W" calcext:value-type="string">
            <text:p>X GND <text:s/>108 0 11000 300 R 50 50 1 1 W</text:p>
          </table:table-cell>
        </table:table-row>
        <table:table-row table:style-name="ro1">
          <table:table-cell office:value-type="string" calcext:value-type="string">
            <text:p>P1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2];&quot; &quot;;REPLACE([.A112];1;1;&quot;&quot;);&quot; &quot;;[.E112];&quot; &quot;;[.F112];&quot; &quot;;&quot;300 R 50 50 1 1 &quot;;[.G112])" office:value-type="string" office:string-value="X GND  113 0 11100 300 R 50 50 1 1 W" calcext:value-type="string">
            <text:p>X GND <text:s/>113 0 11100 300 R 50 50 1 1 W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3];&quot; &quot;;REPLACE([.A113];1;1;&quot;&quot;);&quot; &quot;;[.E113];&quot; &quot;;[.F113];&quot; &quot;;&quot;300 R 50 50 1 1 &quot;;[.G113])" office:value-type="string" office:string-value="X GND  13 0 11200 300 R 50 50 1 1 W" calcext:value-type="string">
            <text:p>X GND <text:s/>13 0 11200 300 R 50 50 1 1 W</text:p>
          </table:table-cell>
        </table:table-row>
        <table:table-row table:style-name="ro1">
          <table:table-cell office:value-type="string" calcext:value-type="string">
            <text:p>P13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4];&quot; &quot;;REPLACE([.A114];1;1;&quot;&quot;);&quot; &quot;;[.E114];&quot; &quot;;[.F114];&quot; &quot;;&quot;300 R 50 50 1 1 &quot;;[.G114])" office:value-type="string" office:string-value="X GND  130 0 11300 300 R 50 50 1 1 W" calcext:value-type="string">
            <text:p>X GND <text:s/>130 0 11300 300 R 50 50 1 1 W</text:p>
          </table:table-cell>
        </table:table-row>
        <table:table-row table:style-name="ro1">
          <table:table-cell office:value-type="string" calcext:value-type="string">
            <text:p>P1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5];&quot; &quot;;REPLACE([.A115];1;1;&quot;&quot;);&quot; &quot;;[.E115];&quot; &quot;;[.F115];&quot; &quot;;&quot;300 R 50 50 1 1 &quot;;[.G115])" office:value-type="string" office:string-value="X GND  136 0 11400 300 R 50 50 1 1 W" calcext:value-type="string">
            <text:p>X GND <text:s/>136 0 11400 300 R 50 50 1 1 W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6];&quot; &quot;;REPLACE([.A116];1;1;&quot;&quot;);&quot; &quot;;[.E116];&quot; &quot;;[.F116];&quot; &quot;;&quot;300 R 50 50 1 1 &quot;;[.G116])" office:value-type="string" office:string-value="X GND  25 0 11500 300 R 50 50 1 1 W" calcext:value-type="string">
            <text:p>X GND <text:s/>25 0 11500 300 R 50 50 1 1 W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7];&quot; &quot;;REPLACE([.A117];1;1;&quot;&quot;);&quot; &quot;;[.E117];&quot; &quot;;[.F117];&quot; &quot;;&quot;300 R 50 50 1 1 &quot;;[.G117])" office:value-type="string" office:string-value="X GND  3 0 11600 300 R 50 50 1 1 W" calcext:value-type="string">
            <text:p>X GND <text:s/>3 0 11600 300 R 50 50 1 1 W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8];&quot; &quot;;REPLACE([.A118];1;1;&quot;&quot;);&quot; &quot;;[.E118];&quot; &quot;;[.F118];&quot; &quot;;&quot;300 R 50 50 1 1 &quot;;[.G118])" office:value-type="string" office:string-value="X GND  49 0 11700 300 R 50 50 1 1 W" calcext:value-type="string">
            <text:p>X GND <text:s/>49 0 11700 300 R 50 50 1 1 W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19];&quot; &quot;;REPLACE([.A119];1;1;&quot;&quot;);&quot; &quot;;[.E119];&quot; &quot;;[.F119];&quot; &quot;;&quot;300 R 50 50 1 1 &quot;;[.G119])" office:value-type="string" office:string-value="X GND  54 0 11800 300 R 50 50 1 1 W" calcext:value-type="string">
            <text:p>X GND <text:s/>54 0 11800 300 R 50 50 1 1 W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0];&quot; &quot;;REPLACE([.A120];1;1;&quot;&quot;);&quot; &quot;;[.E120];&quot; &quot;;[.F120];&quot; &quot;;&quot;300 R 50 50 1 1 &quot;;[.G120])" office:value-type="string" office:string-value="X GND  68 0 11900 300 R 50 50 1 1 W" calcext:value-type="string">
            <text:p>X GND <text:s/>68 0 11900 300 R 50 50 1 1 W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1];&quot; &quot;;REPLACE([.A121];1;1;&quot;&quot;);&quot; &quot;;[.E121];&quot; &quot;;[.F121];&quot; &quot;;&quot;300 R 50 50 1 1 &quot;;[.G121])" office:value-type="string" office:string-value="X GND  77 0 12000 300 R 50 50 1 1 W" calcext:value-type="string">
            <text:p>X GND <text:s/>77 0 12000 300 R 50 50 1 1 W</text:p>
          </table:table-cell>
        </table:table-row>
        <table:table-row table:style-name="ro1">
          <table:table-cell office:value-type="string" calcext:value-type="string">
            <text:p>P9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2];&quot; &quot;;REPLACE([.A122];1;1;&quot;&quot;);&quot; &quot;;[.E122];&quot; &quot;;[.F122];&quot; &quot;;&quot;300 R 50 50 1 1 &quot;;[.G122])" office:value-type="string" office:string-value="X GND  91 0 12100 300 R 50 50 1 1 W" calcext:value-type="string">
            <text:p>X GND <text:s/>91 0 12100 300 R 50 50 1 1 W</text:p>
          </table:table-cell>
        </table:table-row>
        <table:table-row table:style-name="ro1">
          <table:table-cell office:value-type="string" calcext:value-type="string">
            <text:p>P9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 </text:p>
          </table:table-cell>
          <table:table-cell office:value-type="float" office:value="0" calcext:value-type="float">
            <text:p>0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3];&quot; &quot;;REPLACE([.A123];1;1;&quot;&quot;);&quot; &quot;;[.E123];&quot; &quot;;[.F123];&quot; &quot;;&quot;300 R 50 50 1 1 &quot;;[.G123])" office:value-type="string" office:string-value="X GND  96 0 12200 300 R 50 50 1 1 W" calcext:value-type="string">
            <text:p>X GND <text:s/>96 0 12200 300 R 50 50 1 1 W</text:p>
          </table:table-cell>
        </table:table-row>
        <table:table-row table:style-name="ro1">
          <table:table-cell office:value-type="string" calcext:value-type="string">
            <text:p>P12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 </text:p>
          </table:table-cell>
          <table:table-cell office:value-type="float" office:value="0" calcext:value-type="float">
            <text:p>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4];&quot; &quot;;REPLACE([.A124];1;1;&quot;&quot;);&quot; &quot;;[.E124];&quot; &quot;;[.F124];&quot; &quot;;&quot;300 R 50 50 1 1 &quot;;[.G124])" office:value-type="string" office:string-value="X VCCAUX  129 0 12300 300 R 50 50 1 1 W" calcext:value-type="string">
            <text:p>X VCCAUX <text:s/>129 0 12300 300 R 50 50 1 1 W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 </text:p>
          </table:table-cell>
          <table:table-cell office:value-type="float" office:value="0" calcext:value-type="float">
            <text:p>0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5];&quot; &quot;;REPLACE([.A125];1;1;&quot;&quot;);&quot; &quot;;[.E125];&quot; &quot;;[.F125];&quot; &quot;;&quot;300 R 50 50 1 1 &quot;;[.G125])" office:value-type="string" office:string-value="X VCCAUX  20 0 12400 300 R 50 50 1 1 W" calcext:value-type="string">
            <text:p>X VCCAUX <text:s/>20 0 12400 300 R 50 50 1 1 W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 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6];&quot; &quot;;REPLACE([.A126];1;1;&quot;&quot;);&quot; &quot;;[.E126];&quot; &quot;;[.F126];&quot; &quot;;&quot;300 R 50 50 1 1 &quot;;[.G126])" office:value-type="string" office:string-value="X VCCAUX  36 0 12500 300 R 50 50 1 1 W" calcext:value-type="string">
            <text:p>X VCCAUX <text:s/>36 0 12500 300 R 50 50 1 1 W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 </text:p>
          </table:table-cell>
          <table:table-cell office:value-type="float" office:value="0" calcext:value-type="float">
            <text:p>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7];&quot; &quot;;REPLACE([.A127];1;1;&quot;&quot;);&quot; &quot;;[.E127];&quot; &quot;;[.F127];&quot; &quot;;&quot;300 R 50 50 1 1 &quot;;[.G127])" office:value-type="string" office:string-value="X VCCAUX  53 0 12600 300 R 50 50 1 1 W" calcext:value-type="string">
            <text:p>X VCCAUX <text:s/>53 0 12600 300 R 50 50 1 1 W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 </text:p>
          </table:table-cell>
          <table:table-cell office:value-type="float" office:value="0" calcext:value-type="float">
            <text:p>0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8];&quot; &quot;;REPLACE([.A128];1;1;&quot;&quot;);&quot; &quot;;[.E128];&quot; &quot;;[.F128];&quot; &quot;;&quot;300 R 50 50 1 1 &quot;;[.G128])" office:value-type="string" office:string-value="X VCCAUX  90 0 12700 300 R 50 50 1 1 W" calcext:value-type="string">
            <text:p>X VCCAUX <text:s/>90 0 12700 300 R 50 50 1 1 W</text:p>
          </table:table-cell>
        </table:table-row>
        <table:table-row table:style-name="ro1">
          <table:table-cell office:value-type="string" calcext:value-type="string">
            <text:p>P1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 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29];&quot; &quot;;REPLACE([.A129];1;1;&quot;&quot;);&quot; &quot;;[.E129];&quot; &quot;;[.F129];&quot; &quot;;&quot;300 R 50 50 1 1 &quot;;[.G129])" office:value-type="string" office:string-value="X VCCINT  128 0 12800 300 R 50 50 1 1 W" calcext:value-type="string">
            <text:p>X VCCINT <text:s/>128 0 12800 300 R 50 50 1 1 W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 </text:p>
          </table:table-cell>
          <table:table-cell office:value-type="float" office:value="0" calcext:value-type="float">
            <text:p>0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0];&quot; &quot;;REPLACE([.A130];1;1;&quot;&quot;);&quot; &quot;;[.E130];&quot; &quot;;[.F130];&quot; &quot;;&quot;300 R 50 50 1 1 &quot;;[.G130])" office:value-type="string" office:string-value="X VCCINT  19 0 12900 300 R 50 50 1 1 W" calcext:value-type="string">
            <text:p>X VCCINT <text:s/>19 0 12900 300 R 50 50 1 1 W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 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1];&quot; &quot;;REPLACE([.A131];1;1;&quot;&quot;);&quot; &quot;;[.E131];&quot; &quot;;[.F131];&quot; &quot;;&quot;300 R 50 50 1 1 &quot;;[.G131])" office:value-type="string" office:string-value="X VCCINT  28 0 13000 300 R 50 50 1 1 W" calcext:value-type="string">
            <text:p>X VCCINT <text:s/>28 0 13000 300 R 50 50 1 1 W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 </text:p>
          </table:table-cell>
          <table:table-cell office:value-type="float" office:value="0" calcext:value-type="float">
            <text:p>0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2];&quot; &quot;;REPLACE([.A132];1;1;&quot;&quot;);&quot; &quot;;[.E132];&quot; &quot;;[.F132];&quot; &quot;;&quot;300 R 50 50 1 1 &quot;;[.G132])" office:value-type="string" office:string-value="X VCCINT  52 0 13100 300 R 50 50 1 1 W" calcext:value-type="string">
            <text:p>X VCCINT <text:s/>52 0 13100 300 R 50 50 1 1 W</text:p>
          </table:table-cell>
        </table:table-row>
        <table:table-row table:style-name="ro1">
          <table:table-cell office:value-type="string" calcext:value-type="string">
            <text:p>P8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 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3];&quot; &quot;;REPLACE([.A133];1;1;&quot;&quot;);&quot; &quot;;[.E133];&quot; &quot;;[.F133];&quot; &quot;;&quot;300 R 50 50 1 1 &quot;;[.G133])" office:value-type="string" office:string-value="X VCCINT  89 0 13200 300 R 50 50 1 1 W" calcext:value-type="string">
            <text:p>X VCCINT <text:s/>89 0 13200 300 R 50 50 1 1 W</text:p>
          </table:table-cell>
        </table:table-row>
        <table:table-row table:style-name="ro1">
          <table:table-cell office:value-type="string" calcext:value-type="string">
            <text:p>P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0 </text:p>
          </table:table-cell>
          <table:table-cell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4];&quot; &quot;;REPLACE([.A134];1;1;&quot;&quot;);&quot; &quot;;[.E134];&quot; &quot;;[.F134];&quot; &quot;;&quot;300 R 50 50 1 1 &quot;;[.G134])" office:value-type="string" office:string-value="X VCCO_0  122 0 13300 300 R 50 50 1 1 W" calcext:value-type="string">
            <text:p>X VCCO_0 <text:s/>122 0 13300 300 R 50 50 1 1 W</text:p>
          </table:table-cell>
        </table:table-row>
        <table:table-row table:style-name="ro1">
          <table:table-cell office:value-type="string" calcext:value-type="string">
            <text:p>P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0 </text:p>
          </table:table-cell>
          <table:table-cell office:value-type="float" office:value="0" calcext:value-type="float">
            <text:p>0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5];&quot; &quot;;REPLACE([.A135];1;1;&quot;&quot;);&quot; &quot;;[.E135];&quot; &quot;;[.F135];&quot; &quot;;&quot;300 R 50 50 1 1 &quot;;[.G135])" office:value-type="string" office:string-value="X VCCO_0  125 0 13400 300 R 50 50 1 1 W" calcext:value-type="string">
            <text:p>X VCCO_0 <text:s/>125 0 13400 300 R 50 50 1 1 W</text:p>
          </table:table-cell>
        </table:table-row>
        <table:table-row table:style-name="ro1">
          <table:table-cell office:value-type="string" calcext:value-type="string">
            <text:p>P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0 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6];&quot; &quot;;REPLACE([.A136];1;1;&quot;&quot;);&quot; &quot;;[.E136];&quot; &quot;;[.F136];&quot; &quot;;&quot;300 R 50 50 1 1 &quot;;[.G136])" office:value-type="string" office:string-value="X VCCO_0  135 0 13500 300 R 50 50 1 1 W" calcext:value-type="string">
            <text:p>X VCCO_0 <text:s/>135 0 13500 300 R 50 50 1 1 W</text:p>
          </table:table-cell>
        </table:table-row>
        <table:table-row table:style-name="ro1">
          <table:table-cell office:value-type="string" calcext:value-type="string">
            <text:p>P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1 </text:p>
          </table:table-cell>
          <table:table-cell office:value-type="float" office:value="0" calcext:value-type="float">
            <text:p>0</text:p>
          </table:table-cell>
          <table:table-cell office:value-type="float" office:value="13600" calcext:value-type="float">
            <text:p>136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7];&quot; &quot;;REPLACE([.A137];1;1;&quot;&quot;);&quot; &quot;;[.E137];&quot; &quot;;[.F137];&quot; &quot;;&quot;300 R 50 50 1 1 &quot;;[.G137])" office:value-type="string" office:string-value="X VCCO_1  103 0 13600 300 R 50 50 1 1 W" calcext:value-type="string">
            <text:p>X VCCO_1 <text:s/>103 0 13600 300 R 50 50 1 1 W</text:p>
          </table:table-cell>
        </table:table-row>
        <table:table-row table:style-name="ro1">
          <table:table-cell office:value-type="string" calcext:value-type="string">
            <text:p>P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1 </text:p>
          </table:table-cell>
          <table:table-cell office:value-type="float" office:value="0" calcext:value-type="float">
            <text:p>0</text:p>
          </table:table-cell>
          <table:table-cell office:value-type="float" office:value="13700" calcext:value-type="float">
            <text:p>137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8];&quot; &quot;;REPLACE([.A138];1;1;&quot;&quot;);&quot; &quot;;[.E138];&quot; &quot;;[.F138];&quot; &quot;;&quot;300 R 50 50 1 1 &quot;;[.G138])" office:value-type="string" office:string-value="X VCCO_1  76 0 13700 300 R 50 50 1 1 W" calcext:value-type="string">
            <text:p>X VCCO_1 <text:s/>76 0 13700 300 R 50 50 1 1 W</text:p>
          </table:table-cell>
        </table:table-row>
        <table:table-row table:style-name="ro1">
          <table:table-cell office:value-type="string" calcext:value-type="string">
            <text:p>P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1 </text:p>
          </table:table-cell>
          <table:table-cell office:value-type="float" office:value="0" calcext:value-type="float">
            <text:p>0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39];&quot; &quot;;REPLACE([.A139];1;1;&quot;&quot;);&quot; &quot;;[.E139];&quot; &quot;;[.F139];&quot; &quot;;&quot;300 R 50 50 1 1 &quot;;[.G139])" office:value-type="string" office:string-value="X VCCO_1  86 0 13800 300 R 50 50 1 1 W" calcext:value-type="string">
            <text:p>X VCCO_1 <text:s/>86 0 13800 300 R 50 50 1 1 W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2 </text:p>
          </table:table-cell>
          <table:table-cell office:value-type="float" office:value="0" calcext:value-type="float">
            <text:p>0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40];&quot; &quot;;REPLACE([.A140];1;1;&quot;&quot;);&quot; &quot;;[.E140];&quot; &quot;;[.F140];&quot; &quot;;&quot;300 R 50 50 1 1 &quot;;[.G140])" office:value-type="string" office:string-value="X VCCO_2  42 0 13900 300 R 50 50 1 1 W" calcext:value-type="string">
            <text:p>X VCCO_2 <text:s/>42 0 13900 300 R 50 50 1 1 W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2 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41];&quot; &quot;;REPLACE([.A141];1;1;&quot;&quot;);&quot; &quot;;[.E141];&quot; &quot;;[.F141];&quot; &quot;;&quot;300 R 50 50 1 1 &quot;;[.G141])" office:value-type="string" office:string-value="X VCCO_2  63 0 14000 300 R 50 50 1 1 W" calcext:value-type="string">
            <text:p>X VCCO_2 <text:s/>63 0 14000 300 R 50 50 1 1 W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3 </text:p>
          </table:table-cell>
          <table:table-cell office:value-type="float" office:value="0" calcext:value-type="float">
            <text:p>0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42];&quot; &quot;;REPLACE([.A142];1;1;&quot;&quot;);&quot; &quot;;[.E142];&quot; &quot;;[.F142];&quot; &quot;;&quot;300 R 50 50 1 1 &quot;;[.G142])" office:value-type="string" office:string-value="X VCCO_3  18 0 14100 300 R 50 50 1 1 W" calcext:value-type="string">
            <text:p>X VCCO_3 <text:s/>18 0 14100 300 R 50 50 1 1 W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3 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43];&quot; &quot;;REPLACE([.A143];1;1;&quot;&quot;);&quot; &quot;;[.E143];&quot; &quot;;[.F143];&quot; &quot;;&quot;300 R 50 50 1 1 &quot;;[.G143])" office:value-type="string" office:string-value="X VCCO_3  31 0 14200 300 R 50 50 1 1 W" calcext:value-type="string">
            <text:p>X VCCO_3 <text:s/>31 0 14200 300 R 50 50 1 1 W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3 </text:p>
          </table:table-cell>
          <table:table-cell office:value-type="float" office:value="0" calcext:value-type="float">
            <text:p>0</text:p>
          </table:table-cell>
          <table:table-cell office:value-type="float" office:value="14300" calcext:value-type="float">
            <text:p>14300</text:p>
          </table:table-cell>
          <table:table-cell office:value-type="string" calcext:value-type="string">
            <text:p>W</text:p>
          </table:table-cell>
          <table:table-cell/>
          <table:table-cell table:formula="of:=CONCATENATE(&quot;X &quot;; [.D144];&quot; &quot;;REPLACE([.A144];1;1;&quot;&quot;);&quot; &quot;;[.E144];&quot; &quot;;[.F144];&quot; &quot;;&quot;300 R 50 50 1 1 &quot;;[.G144])" office:value-type="string" office:string-value="X VCCO_3  4 0 14300 300 R 50 50 1 1 W" calcext:value-type="string">
            <text:p>X VCCO_3 <text:s/>4 0 14300 300 R 50 50 1 1 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rin Talen</meta:initial-creator>
    <meta:creation-date>2016-01-18T11:29:53.808748246</meta:creation-date>
    <dc:date>2016-01-18T12:09:53.500705345</dc:date>
    <dc:creator>Devrin Talen</dc:creator>
    <meta:editing-duration>PT24M47S</meta:editing-duration>
    <meta:editing-cycles>6</meta:editing-cycles>
    <meta:generator>LibreOffice/5.0.3.2$Linux_X86_64 LibreOffice_project/00m0$Build-2</meta:generator>
    <meta:document-statistic meta:table-count="1" meta:cell-count="1152" meta:object-count="0"/>
  </office:meta>
</office:document-meta>
</file>